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3cm"/>
    </style:style>
    <style:style style:name="co3" style:family="table-column">
      <style:table-column-properties fo:break-before="auto" style:column-width="3.117cm"/>
    </style:style>
    <style:style style:name="co4" style:family="table-column">
      <style:table-column-properties fo:break-before="auto" style:column-width="2.739cm"/>
    </style:style>
    <style:style style:name="co5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7.736cm"/>
    </style:style>
    <style:style style:name="co7" style:family="table-column">
      <style:table-column-properties fo:break-before="auto" style:column-width="7.62cm"/>
    </style:style>
    <style:style style:name="co8" style:family="table-column">
      <style:table-column-properties fo:break-before="auto" style:column-width="14.2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84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First msg on list</text:p>
          </table:table-cell>
          <table:table-cell office:value-type="string" calcext:value-type="string">
            <text:p>Last msg on list</text:p>
          </table:table-cell>
          <table:table-cell office:value-type="string" calcext:value-type="string">
            <text:p>First commit</text:p>
          </table:table-cell>
          <table:table-cell office:value-type="string" calcext:value-type="string">
            <text:p>MINDATE</text:p>
          </table:table-cell>
          <table:table-cell office:value-type="string" calcext:value-type="string">
            <text:p>MAXDATE</text:p>
          </table:table-cell>
          <table:table-cell office:value-type="string" calcext:value-type="string">
            <text:p>#Commits</text:p>
          </table:table-cell>
          <table:table-cell office:value-type="string" calcext:value-type="string">
            <text:p>#Mails / #Unique msg-ids / #Patchmails</text:p>
          </table:table-cell>
          <table:table-cell office:value-type="string" calcext:value-type="string">
            <text:p>#Mailclusters / #Upstream / #No-Mail</text:p>
          </table:table-cell>
          <table:table-cell office:value-type="string" calcext:value-type="string">
            <text:p>Revision rang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style-name="ce1" office:value-type="string" calcext:value-type="string">
            <text:p>git</text:p>
          </table:table-cell>
          <table:table-cell table:style-name="ce2" office:value-type="date" office:date-value="2005-04-13" calcext:value-type="date">
            <text:p>2005-04-13</text:p>
          </table:table-cell>
          <table:table-cell table:style-name="ce2" office:value-type="date" office:date-value="2020-04-28" calcext:value-type="date">
            <text:p>2020-04-28</text:p>
          </table:table-cell>
          <table:table-cell table:style-name="ce2" office:value-type="date" office:date-value="2005-04-07" calcext:value-type="date">
            <text:p>2005-04-07</text:p>
          </table:table-cell>
          <table:table-cell table:style-name="ce2" office:value-type="date" office:date-value="1970-01-01" calcext:value-type="date">
            <text:p>1970-01-01</text:p>
          </table:table-cell>
          <table:table-cell table:style-name="ce2" office:value-type="date" office:date-value="2040-01-01" calcext:value-type="date">
            <text:p>2040-01-01</text:p>
          </table:table-cell>
          <table:table-cell table:style-name="ce3" office:value-type="float" office:value="44081" calcext:value-type="float">
            <text:p>44081</text:p>
          </table:table-cell>
          <table:table-cell table:style-name="ce3" office:value-type="string" calcext:value-type="string">
            <text:p>417400 / 397399 / 110316</text:p>
          </table:table-cell>
          <table:table-cell table:style-name="ce3" office:value-type="string" calcext:value-type="string">
            <text:p>67993 / 35069 / 8384</text:p>
          </table:table-cell>
          <table:table-cell table:style-name="ce4" office:value-type="string" calcext:value-type="string">
            <text:p>e870325ee</text:p>
          </table:table-cell>
          <table:table-cell table:style-name="ce1" office:value-type="string" calcext:value-type="string">
            <text:p>Mbox and Repo fully overlap. We do not need to restrict the revision range.</text:p>
          </table:table-cell>
        </table:table-row>
        <table:table-row table:style-name="ro1">
          <table:table-cell office:value-type="string" calcext:value-type="string">
            <text:p>busybox</text:p>
          </table:table-cell>
          <table:table-cell table:style-name="ce7" office:value-type="date" office:date-value="2002-12-06" calcext:value-type="date">
            <text:p>2002-12-06</text:p>
          </table:table-cell>
          <table:table-cell table:style-name="ce7" office:value-type="date" office:date-value="2020-04-27" calcext:value-type="date">
            <text:p>2020-04-27</text:p>
          </table:table-cell>
          <table:table-cell table:style-name="ce7" office:value-type="date" office:date-value="1999-10-05" calcext:value-type="date">
            <text:p>1999-10-05</text:p>
          </table:table-cell>
          <table:table-cell table:style-name="ce7" office:value-type="date" office:date-value="1970-01-01" calcext:value-type="date">
            <text:p>1970-01-01</text:p>
          </table:table-cell>
          <table:table-cell table:style-name="ce7" office:value-type="date" office:date-value="2040-01-01" calcext:value-type="date">
            <text:p>2040-01-01</text:p>
          </table:table-cell>
          <table:table-cell office:value-type="float" office:value="16547" calcext:value-type="float">
            <text:p>16547</text:p>
          </table:table-cell>
          <table:table-cell table:style-name="ce4" office:value-type="string" calcext:value-type="string">
            <text:p>46279 / 46278 / 3156</text:p>
          </table:table-cell>
          <table:table-cell table:style-name="ce4" office:value-type="string" calcext:value-type="string">
            <text:p>2711 / 853 / 15658</text:p>
          </table:table-cell>
          <table:table-cell table:style-name="ce4" office:value-type="string" calcext:value-type="string">
            <text:p>9aa751b08ab</text:p>
          </table:table-cell>
          <table:table-cell office:value-type="string" calcext:value-type="string">
            <text:p>Only a few patches on the mailing list, compared to commits in the repository</text:p>
          </table:table-cell>
        </table:table-row>
        <table:table-row table:style-name="ro1">
          <table:table-cell office:value-type="string" calcext:value-type="string">
            <text:p>jailhouse</text:p>
          </table:table-cell>
          <table:table-cell table:style-name="ce7" office:value-type="date" office:date-value="2013-11-20" calcext:value-type="date">
            <text:p>2013-11-20</text:p>
          </table:table-cell>
          <table:table-cell table:style-name="ce7" office:value-type="date" office:date-value="2020-04-22" calcext:value-type="date">
            <text:p>2020-04-22</text:p>
          </table:table-cell>
          <table:table-cell table:style-name="ce7" office:value-type="date" office:date-value="2013-10-20" calcext:value-type="date">
            <text:p>2013-10-20</text:p>
          </table:table-cell>
          <table:table-cell table:style-name="ce7" office:value-type="date" office:date-value="1970-01-01" calcext:value-type="date">
            <text:p>1970-01-01</text:p>
          </table:table-cell>
          <table:table-cell table:style-name="ce7" office:value-type="date" office:date-value="2040-01-01" calcext:value-type="date">
            <text:p>2040-01-01</text:p>
          </table:table-cell>
          <table:table-cell office:value-type="float" office:value="2717" calcext:value-type="float">
            <text:p>2717</text:p>
          </table:table-cell>
          <table:table-cell table:style-name="ce4" office:value-type="string" calcext:value-type="string">
            <text:p>14522 / 14521 / 5047</text:p>
          </table:table-cell>
          <table:table-cell table:style-name="ce4" office:value-type="string" calcext:value-type="string">
            <text:p>3331 / 2410 / 289</text:p>
          </table:table-cell>
          <table:table-cell table:style-name="ce4" office:value-type="string" calcext:value-type="string">
            <text:p>2e4d71f664</text:p>
          </table:table-cell>
          <table:table-cell office:value-type="string" calcext:value-type="string">
            <text:p>In the early days, Jan didn’t post mails to lists</text:p>
          </table:table-cell>
        </table:table-row>
        <table:table-row table:style-name="ro1">
          <table:table-cell office:value-type="string" calcext:value-type="string">
            <text:p>U-boot</text:p>
          </table:table-cell>
          <table:table-cell table:style-name="ce7" office:value-type="date" office:date-value="2000-01-01" calcext:value-type="date">
            <text:p>2000-01-01</text:p>
          </table:table-cell>
          <table:table-cell table:style-name="ce7" office:value-type="date" office:date-value="2020-04-28" calcext:value-type="date">
            <text:p>2020-04-28</text:p>
          </table:table-cell>
          <table:table-cell table:style-name="ce2" office:value-type="string" calcext:value-type="string">
            <text:p>2000-06-17*</text:p>
          </table:table-cell>
          <table:table-cell table:style-name="ce7" office:value-type="date" office:date-value="1970-01-01" calcext:value-type="date">
            <text:p>1970-01-01</text:p>
          </table:table-cell>
          <table:table-cell table:style-name="ce7" office:value-type="date" office:date-value="2040-01-01" calcext:value-type="date">
            <text:p>2040-01-01</text:p>
          </table:table-cell>
          <table:table-cell office:value-type="float" office:value="60662" calcext:value-type="float">
            <text:p>60662</text:p>
          </table:table-cell>
          <table:table-cell table:style-name="ce4" office:value-type="string" calcext:value-type="string">
            <text:p>413136 / 413136 / 131292</text:p>
          </table:table-cell>
          <table:table-cell table:style-name="ce4" office:value-type="string" calcext:value-type="string">
            <text:p>73286 / 54430 / 5061</text:p>
          </table:table-cell>
          <table:table-cell table:style-name="ce4" office:value-type="string" calcext:value-type="string">
            <text:p>221c4d9826</text:p>
          </table:table-cell>
          <table:table-cell office:value-type="string" calcext:value-type="string">
            <text:p>Doesn’t look that bad. Many commits without mails came from maintainers or the project creator</text:p>
          </table:table-cell>
        </table:table-row>
        <table:table-row table:style-name="ro1">
          <table:table-cell office:value-type="string" calcext:value-type="string">
            <text:p>qemu</text:p>
          </table:table-cell>
          <table:table-cell table:style-name="ce7" office:value-type="date" office:date-value="2003-09-16" calcext:value-type="date">
            <text:p>2003-09-16</text:p>
          </table:table-cell>
          <table:table-cell table:style-name="ce7" office:value-type="date" office:date-value="2020-04-28" calcext:value-type="date">
            <text:p>2020-04-28</text:p>
          </table:table-cell>
          <table:table-cell table:style-name="ce4" office:value-type="string" calcext:value-type="string">
            <text:p>2003-02-18*</text:p>
          </table:table-cell>
          <table:table-cell table:style-name="ce7" office:value-type="date" office:date-value="2003-09-16" calcext:value-type="date">
            <text:p>2003-09-16</text:p>
          </table:table-cell>
          <table:table-cell table:style-name="ce7" office:value-type="date" office:date-value="2040-01-01" calcext:value-type="date">
            <text:p>2040-01-01</text:p>
          </table:table-cell>
          <table:table-cell office:value-type="float" office:value="71589" calcext:value-type="float">
            <text:p>71589</text:p>
          </table:table-cell>
          <table:table-cell table:style-name="ce4" office:value-type="string" calcext:value-type="string">
            <text:p>741548 / 741548 / 283145</text:p>
          </table:table-cell>
          <table:table-cell table:style-name="ce4" office:value-type="string" calcext:value-type="string">
            <text:p>107616 / 61996 / 8156</text:p>
          </table:table-cell>
          <table:table-cell table:style-name="ce4" office:value-type="string" calcext:value-type="string">
            <text:p>ee573f53260</text:p>
          </table:table-cell>
          <table:table-cell office:value-type="string" calcext:value-type="string">
            <text:p>Semi-cool. Qemu was svn-imported on 2009, I guess the high number of unmapped commits raise from that time.</text:p>
          </table:table-cell>
        </table:table-row>
        <table:table-row table:style-name="ro1">
          <table:table-cell office:value-type="string" calcext:value-type="string">
            <text:p>flac</text:p>
          </table:table-cell>
          <table:table-cell table:style-name="ce7" office:value-type="date" office:date-value="2002-07-30" calcext:value-type="date">
            <text:p>2002-07-30</text:p>
          </table:table-cell>
          <table:table-cell table:style-name="ce7" office:value-type="date" office:date-value="2019-12-06" calcext:value-type="date">
            <text:p>2019-12-06</text:p>
          </table:table-cell>
          <table:table-cell table:style-name="ce7" office:value-type="date" office:date-value="2000-12-10" calcext:value-type="date">
            <text:p>2000-12-10</text:p>
          </table:table-cell>
          <table:table-cell table:style-name="ce7" office:value-type="date" office:date-value="1970-01-01" calcext:value-type="date">
            <text:p>1970-01-01</text:p>
          </table:table-cell>
          <table:table-cell table:style-name="ce7" office:value-type="date" office:date-value="2040-01-01" calcext:value-type="date">
            <text:p>2040-01-01</text:p>
          </table:table-cell>
          <table:table-cell office:value-type="float" office:value="3905" calcext:value-type="float">
            <text:p>3905</text:p>
          </table:table-cell>
          <table:table-cell table:style-name="ce4" office:value-type="string" calcext:value-type="string">
            <text:p>6761 / 6757 / 563</text:p>
          </table:table-cell>
          <table:table-cell table:style-name="ce4" office:value-type="string" calcext:value-type="string">
            <text:p>455 / 313 / 3555</text:p>
          </table:table-cell>
          <table:table-cell table:style-name="ce4" office:value-type="string" calcext:value-type="string">
            <text:p>1d5299d67b4</text:p>
          </table:table-cell>
          <table:table-cell office:value-type="string" calcext:value-type="string">
            <text:p>Doesn’t look good. Not much mails on lists. Mails differ from commits. Strange svnimport</text:p>
          </table:table-cell>
        </table:table-row>
        <table:table-row table:style-name="ro1">
          <table:table-cell office:value-type="string" calcext:value-type="string">
            <text:p>OpenSSL</text:p>
          </table:table-cell>
          <table:table-cell table:style-name="ce7" office:value-type="date" office:date-value="2002-03-13" calcext:value-type="date">
            <text:p>2002-03-13</text:p>
          </table:table-cell>
          <table:table-cell table:style-name="ce7" office:value-type="date" office:date-value="2019-12-21" calcext:value-type="date">
            <text:p>2019-12-21</text:p>
          </table:table-cell>
          <table:table-cell table:style-name="ce7" office:value-type="date" office:date-value="1998-12-21" calcext:value-type="date">
            <text:p>1998-12-21</text:p>
          </table:table-cell>
          <table:table-cell table:style-name="ce7" office:value-type="date" office:date-value="1970-01-01" calcext:value-type="date">
            <text:p>1970-01-01</text:p>
          </table:table-cell>
          <table:table-cell table:style-name="ce7" office:value-type="date" office:date-value="2040-01-01" calcext:value-type="date">
            <text:p>2040-01-01</text:p>
          </table:table-cell>
          <table:table-cell office:value-type="float" office:value="25515" calcext:value-type="float">
            <text:p>25515</text:p>
          </table:table-cell>
          <table:table-cell table:style-name="ce4" office:value-type="string" calcext:value-type="string">
            <text:p>37727 / 37726 / 1601</text:p>
          </table:table-cell>
          <table:table-cell table:style-name="ce4" office:value-type="string" calcext:value-type="string">
            <text:p>1285 / 325 / 25166</text:p>
          </table:table-cell>
          <table:table-cell table:style-name="ce4" office:value-type="string" calcext:value-type="string">
            <text:p>30a4cda5e</text:p>
          </table:table-cell>
          <table:table-cell office:value-type="string" calcext:value-type="string">
            <text:p>Results don’t look good. ML is not heavily used.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table:style-name="ce7" office:value-type="date" office:date-value="2002-04-06" calcext:value-type="date">
            <text:p>2002-04-06</text:p>
          </table:table-cell>
          <table:table-cell table:style-name="ce7" office:value-type="date" office:date-value="2020-04-28" calcext:value-type="date">
            <text:p>2020-04-28</text:p>
          </table:table-cell>
          <table:table-cell table:style-name="ce7" office:value-type="date" office:date-value="1993-06-29" calcext:value-type="date">
            <text:p>1993-06-29</text:p>
          </table:table-cell>
          <table:table-cell table:style-name="ce7" office:value-type="date" office:date-value="1970-01-01" calcext:value-type="date">
            <text:p>1970-01-01</text:p>
          </table:table-cell>
          <table:table-cell table:style-name="ce7" office:value-type="date" office:date-value="2040-01-01" calcext:value-type="date">
            <text:p>2040-01-01</text:p>
          </table:table-cell>
          <table:table-cell office:value-type="float" office:value="138464" calcext:value-type="float">
            <text:p>138464</text:p>
          </table:table-cell>
          <table:table-cell table:style-name="ce4" office:value-type="string" calcext:value-type="string">
            <text:p>317573 / 316053 / 152025</text:p>
          </table:table-cell>
          <table:table-cell table:style-name="ce4" office:value-type="string" calcext:value-type="string">
            <text:p>114115 / 86281 / 47263</text:p>
          </table:table-cell>
          <table:table-cell table:style-name="ce4" office:value-type="string" calcext:value-type="string">
            <text:p>28ec27951</text:p>
          </table:table-cell>
          <table:table-cell office:value-type="string" calcext:value-type="string">
            <text:p>Many commits can not be found on lists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table:style-name="ce7" office:value-type="date" office:date-value="2002-03-01" calcext:value-type="date">
            <text:p>2002-03-01</text:p>
          </table:table-cell>
          <table:table-cell table:style-name="ce7" office:value-type="date" office:date-value="2020-04-28" calcext:value-type="date">
            <text:p>2020-04-28</text:p>
          </table:table-cell>
          <table:table-cell table:style-name="ce2" office:value-type="string" calcext:value-type="string">
            <text:p>1988-11-23*</text:p>
          </table:table-cell>
          <table:table-cell table:style-name="ce7" office:value-type="date" office:date-value="2002-03-01" calcext:value-type="date">
            <text:p>2002-03-01</text:p>
          </table:table-cell>
          <table:table-cell table:style-name="ce7" office:value-type="date" office:date-value="2040-01-01" calcext:value-type="date">
            <text:p>2040-01-01</text:p>
          </table:table-cell>
          <table:table-cell office:value-type="float" office:value="134613" calcext:value-type="float">
            <text:p>134613</text:p>
          </table:table-cell>
          <table:table-cell table:style-name="ce4" office:value-type="string" calcext:value-type="string">
            <text:p>643641 / 606388 / 99614</text:p>
          </table:table-cell>
          <table:table-cell table:style-name="ce4" office:value-type="string" calcext:value-type="string">
            <text:p>85313 / 22239 / 111923</text:p>
          </table:table-cell>
          <table:table-cell table:style-name="ce4" office:value-type="string" calcext:value-type="string">
            <text:p>0f9b56dcb2d76..a5bff8af0a68</text:p>
          </table:table-cell>
          <table:table-cell office:value-type="string" calcext:value-type="string">
            <text:p>They use patches via MLs, but have a strange integration process. I doubt that we can use those results. They intermix patches with discussions</text:p>
          </table:table-cell>
        </table:table-row>
        <table:table-row table:style-name="ro1">
          <table:table-cell office:value-type="string" calcext:value-type="string">
            <text:p>LLVM</text:p>
          </table:table-cell>
          <table:table-cell table:style-name="ce7" office:value-type="date" office:date-value="2002-09-03" calcext:value-type="date">
            <text:p>2002-09-03</text:p>
          </table:table-cell>
          <table:table-cell table:style-name="ce7" office:value-type="date" office:date-value="2020-04-28" calcext:value-type="date">
            <text:p>2020-04-28</text:p>
          </table:table-cell>
          <table:table-cell table:style-name="ce2" office:value-type="string" calcext:value-type="string">
            <text:p>2001-06-06*</text:p>
          </table:table-cell>
          <table:table-cell table:style-name="ce7" office:value-type="date" office:date-value="1970-01-01" calcext:value-type="date">
            <text:p>1970-01-01</text:p>
          </table:table-cell>
          <table:table-cell table:style-name="ce7" office:value-type="date" office:date-value="2040-01-01" calcext:value-type="date">
            <text:p>2040-01-01</text:p>
          </table:table-cell>
          <table:table-cell office:value-type="float" office:value="183127" calcext:value-type="float">
            <text:p>183127</text:p>
          </table:table-cell>
          <table:table-cell table:style-name="ce4" office:value-type="string" calcext:value-type="string">
            <text:p>914498 / 912873 / 258642</text:p>
          </table:table-cell>
          <table:table-cell table:style-name="ce4" office:value-type="string" calcext:value-type="string">
            <text:p>250928 / 2662 / 180280</text:p>
          </table:table-cell>
          <table:table-cell office:value-type="string" calcext:value-type="string">
            <text:p>6c38a79..2c4ca6</text:p>
          </table:table-cell>
          <table:table-cell office:value-type="string" calcext:value-type="string">
            <text:p>Bad results / CVS import</text:p>
          </table:table-cell>
        </table:table-row>
        <table:table-row table:style-name="ro1">
          <table:table-cell office:value-type="string" calcext:value-type="string">
            <text:p>PostgreSQL</text:p>
          </table:table-cell>
          <table:table-cell table:style-name="ce7" office:value-type="date" office:date-value="2002-04-06" calcext:value-type="date">
            <text:p>2002-04-06</text:p>
          </table:table-cell>
          <table:table-cell table:style-name="ce7" office:value-type="date" office:date-value="2020-04-28" calcext:value-type="date">
            <text:p>2020-04-28</text:p>
          </table:table-cell>
          <table:table-cell table:style-name="ce4" office:value-type="string" calcext:value-type="string">
            <text:p>1996-07-09*</text:p>
          </table:table-cell>
          <table:table-cell table:style-name="ce7" office:value-type="date" office:date-value="1970-01-01" calcext:value-type="date">
            <text:p>1970-01-01</text:p>
          </table:table-cell>
          <table:table-cell table:style-name="ce7" office:value-type="date" office:date-value="2040-01-01" calcext:value-type="date">
            <text:p>2040-01-01</text:p>
          </table:table-cell>
          <table:table-cell office:value-type="float" office:value="36553" calcext:value-type="float">
            <text:p>36553</text:p>
          </table:table-cell>
          <table:table-cell table:style-name="ce4" office:value-type="string" calcext:value-type="string">
            <text:p>396398 / 393834 / 20704</text:p>
          </table:table-cell>
          <table:table-cell table:style-name="ce4" office:value-type="string" calcext:value-type="string">
            <text:p>13358 / 4109 / 32309</text:p>
          </table:table-cell>
          <table:table-cell office:value-type="string" calcext:value-type="string">
            <text:p>61446e09..6baa17fbd1</text:p>
          </table:table-cell>
          <table:table-cell office:value-type="string" calcext:value-type="string">
            <text:p>Bad results / CVS import</text:p>
          </table:table-cell>
        </table:table-row>
        <table:table-row table:style-name="ro1">
          <table:table-cell office:value-type="string" calcext:value-type="string">
            <text:p>Ffmpeg</text:p>
          </table:table-cell>
          <table:table-cell table:style-name="ce7" office:value-type="date" office:date-value="2003-01-06" calcext:value-type="date">
            <text:p>2003-01-06</text:p>
          </table:table-cell>
          <table:table-cell table:style-name="ce7" office:value-type="date" office:date-value="2020-04-28" calcext:value-type="date">
            <text:p>2020-04-28</text:p>
          </table:table-cell>
          <table:table-cell table:style-name="ce4" office:value-type="string" calcext:value-type="string">
            <text:p>2000-12-20*</text:p>
          </table:table-cell>
          <table:table-cell table:style-name="ce7" office:value-type="date" office:date-value="1970-01-01" calcext:value-type="date">
            <text:p>1970-01-01</text:p>
          </table:table-cell>
          <table:table-cell table:style-name="ce7" office:value-type="date" office:date-value="2040-01-01" calcext:value-type="date">
            <text:p>2040-01-01</text:p>
          </table:table-cell>
          <table:table-cell office:value-type="float" office:value="281603" calcext:value-type="float">
            <text:p>281603</text:p>
          </table:table-cell>
          <table:table-cell table:style-name="ce4" office:value-type="string" calcext:value-type="string">
            <text:p>281827 / 281603 / 51619</text:p>
          </table:table-cell>
          <table:table-cell table:style-name="ce4" office:value-type="string" calcext:value-type="string">
            <text:p>38694 / 22442 / 61996</text:p>
          </table:table-cell>
          <table:table-cell office:value-type="string" calcext:value-type="string">
            <text:p>475b46dad6..2fae000994297</text:p>
          </table:table-cell>
          <table:table-cell office:value-type="string" calcext:value-type="string">
            <text:p>Too much unmaped commits Stems maybe from older svn / cvs imports.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table:style-name="ce7" office:value-type="date" office:date-value="1996-01-19" calcext:value-type="date">
            <text:p>1996-01-19</text:p>
          </table:table-cell>
          <table:table-cell table:style-name="ce7" office:value-type="date" office:date-value="2040-04-28" calcext:value-type="date">
            <text:p>2040-04-28</text:p>
          </table:table-cell>
          <table:table-cell table:style-name="ce7" office:value-type="date" office:date-value="2005-04-16" calcext:value-type="date">
            <text:p>2005-04-16</text:p>
          </table:table-cell>
          <table:table-cell table:style-name="ce7" office:value-type="date" office:date-value="2005-01-01" calcext:value-type="date">
            <text:p>2005-01-01</text:p>
          </table:table-cell>
          <table:table-cell table:style-name="ce7" office:value-type="date" office:date-value="2040-01-01" calcext:value-type="date">
            <text:p>2040-01-01</text:p>
          </table:table-cell>
          <table:table-cell office:value-type="float" office:value="848594" calcext:value-type="float">
            <text:p>848594</text:p>
          </table:table-cell>
          <table:table-cell table:style-name="ce4" office:value-type="string" calcext:value-type="string">
            <text:p>3435711 / 3435705 / 848656</text:p>
          </table:table-cell>
          <table:table-cell table:style-name="ce4" office:value-type="string" calcext:value-type="string">
            <text:p>584822 / 354187 / 484673</text:p>
          </table:table-cell>
          <table:table-cell table:style-name="ce4" office:value-type="string" calcext:value-type="string">
            <text:p>51184ae37e</text:p>
          </table:table-cell>
          <table:table-cell/>
        </table:table-row>
        <table:table-row table:style-name="ro1">
          <table:table-cell office:value-type="string" calcext:value-type="string">
            <text:p>Tcl</text:p>
          </table:table-cell>
          <table:table-cell table:number-columns-repeated="2"/>
          <table:table-cell table:style-name="ce2" office:value-type="string" calcext:value-type="string">
            <text:p>1998-03-26*</text:p>
          </table:table-cell>
          <table:table-cell table:number-columns-repeated="6"/>
          <table:table-cell office:value-type="string" calcext:value-type="string">
            <text:p>not analysed. Only 54 patches found.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#Mailclusters:</text:p>
          </table:table-cell>
          <table:table-cell/>
          <table:table-cell office:value-type="string" calcext:value-type="string">
            <text:p>cat patch-groups | grep '^[^=]' | wc -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Upstream:</text:p>
          </table:table-cell>
          <table:table-cell/>
          <table:table-cell office:value-type="string" calcext:value-type="string">
            <text:p>cat patch-groups | grep '^[^=]' | grep "=&gt;" | wc -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No-Mail:</text:p>
          </table:table-cell>
          <table:table-cell/>
          <table:table-cell office:value-type="string" calcext:value-type="string">
            <text:p>cat patch-groups | grep "^=&gt;" | wc -l</text:p>
          </table:table-cell>
          <table:table-cell table:number-columns-repeated="8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Top 10 Committers without Mail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sybox</text:p>
          </table:table-cell>
          <table:table-cell table:number-columns-repeated="2"/>
          <table:table-cell office:value-type="string" calcext:value-type="string">
            <text:p>jailhouse</text:p>
          </table:table-cell>
          <table:table-cell table:number-columns-repeated="3"/>
          <table:table-cell office:value-type="string" calcext:value-type="string">
            <text:p>U-boot</text:p>
          </table:table-cell>
          <table:table-cell/>
          <table:table-cell office:value-type="string" calcext:value-type="string">
            <text:p>qemu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Vladimir N. Oleyni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ncois-Frederic Ozog</text:p>
          </table:table-cell>
          <table:table-cell table:number-columns-repeated="2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Marian Balakowicz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Richard Henderson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ark Whitle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ter03192003@gmail.com</text:p>
          </table:table-cell>
          <table:table-cell table:number-columns-repeated="2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Kumar Gala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alc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Erik Anderse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ashant Shah</text:p>
          </table:table-cell>
          <table:table-cell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Marek Vasu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Marc-André Lureau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Matt Kraai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lentine Sinitsyn</text:p>
          </table:table-cell>
          <table:table-cell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Simon Glas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balrog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Mike Frysi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istian Loehle</text:p>
          </table:table-cell>
          <table:table-cell table:number-columns-repeated="2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Jon Loelinger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Peter Maydell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Rob Landle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nning Schild</text:p>
          </table:table-cell>
          <table:table-cell table:number-columns-repeated="2"/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stroese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pbrook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Bernhard Reutner-Fisch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van Kolchin</text:p>
          </table:table-cell>
          <table:table-cell table:number-columns-repeated="2"/>
          <table:table-cell table:style-name="ce1" office:value-type="float" office:value="247" calcext:value-type="float">
            <text:p>247</text:p>
          </table:table-cell>
          <table:table-cell table:style-name="ce1" office:value-type="string" calcext:value-type="string">
            <text:p>Michal Simek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Blue Swirl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Glemm L McGrath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Jan Kiszka (project creator)</text:p>
          </table:table-cell>
          <table:table-cell table:number-columns-repeated="2"/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Tom Rini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aurel32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Erik Andersen</text:p>
          </table:table-cell>
          <table:table-cell table:number-columns-repeated="5"/>
          <table:table-cell table:style-name="ce1" office:value-type="float" office:value="402" calcext:value-type="float">
            <text:p>402</text:p>
          </table:table-cell>
          <table:table-cell table:style-name="ce1" office:value-type="string" calcext:value-type="string">
            <text:p>Stefan Roese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blueswir1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string" calcext:value-type="string">
            <text:p>Denis Vlasenko</text:p>
          </table:table-cell>
          <table:table-cell table:number-columns-repeated="5"/>
          <table:table-cell table:style-name="ce1" office:value-type="float" office:value="1495" calcext:value-type="float">
            <text:p>1495</text:p>
          </table:table-cell>
          <table:table-cell table:style-name="ce1" office:value-type="string" calcext:value-type="string">
            <text:p>Wolfgang Denk (project creator)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ths</text:p>
          </table:table-cell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string" calcext:value-type="string">
            <text:p>Denys Vlasenko</text:p>
          </table:table-cell>
          <table:table-cell table:number-columns-repeated="5"/>
          <table:table-cell table:style-name="ce1" table:number-columns-repeated="2"/>
          <table:table-cell office:value-type="float" office:value="2161" calcext:value-type="float">
            <text:p>2161</text:p>
          </table:table-cell>
          <table:table-cell office:value-type="string" calcext:value-type="string">
            <text:p>bellard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Comment: Jailhouse data look very promising.</text:p>
            <text:p>In the earyly days, Jan committed code without sending it to the list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* U-Boot used SVN before 2005-07-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 qemu used SVN before 2009-04-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 gcc is a SVN imp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 LLVM is a CVS imp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 PostgreSQL is a CVS imp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 Ffmpeg was first converted from cvs2svn, later from svn to git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GB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 style:data-style-name="N2" text:time-value="17:55:35.754878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9T16:12:19.840150450</meta:creation-date>
    <dc:date>2020-07-07T17:57:22.069328883</dc:date>
    <meta:editing-duration>P2DT8H7M30S</meta:editing-duration>
    <meta:editing-cycles>81</meta:editing-cycles>
    <meta:generator>LibreOffice/6.4.5.2$Linux_X86_64 LibreOffice_project/40$Build-2</meta:generator>
    <meta:document-statistic meta:table-count="1" meta:cell-count="254" meta:object-count="0"/>
  </office:meta>
</office:document-meta>
</file>